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51mm"/>
    </style:style>
    <style:style style:name="co3" style:family="table-column">
      <style:table-column-properties fo:break-before="auto" style:column-width="1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Length</text:p>
          </table:table-cell>
          <table:table-cell table:number-columns-repeated="1021"/>
        </table:table-row>
        <table:table-row table:style-name="ro1">
          <table:table-cell table:style-name="ce7" office:value-type="time" office:time-value="PT08H30M00S" calcext:value-type="time">
            <text:p>08:30:00</text:p>
          </table:table-cell>
          <table:table-cell table:style-name="ce3" office:value-type="string" calcext:value-type="string">
            <text:p>REGISTRATION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1021"/>
        </table:table-row>
        <table:table-row table:style-name="ro1">
          <table:table-cell table:style-name="ce9"/>
          <table:table-cell table:style-name="ce4" office:value-type="string" calcext:value-type="string">
            <text:p>(inc. Installation Help)</text:p>
          </table:table-cell>
          <table:table-cell table:number-columns-repeated="1022"/>
        </table:table-row>
        <table:table-row table:style-name="ro1">
          <table:table-cell table:style-name="ce9" table:formula="of:=[.A2]+([.C2]/24/60)" office:value-type="time" office:time-value="PT09H00M00S" calcext:value-type="time">
            <text:p>09:00:00</text:p>
          </table:table-cell>
          <table:table-cell office:value-type="string" calcext:value-type="string">
            <text:p>Introducti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9" table:formula="of:=[.A4]+([.C4]/24/60)" office:value-type="time" office:time-value="PT09H05M00S" calcext:value-type="time">
            <text:p>09:05:00</text:p>
          </table:table-cell>
          <table:table-cell office:value-type="string" calcext:value-type="string">
            <text:p>Running Python in Jupyter Notebook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5]+([.C5]/24/60)" office:value-type="time" office:time-value="PT09H25M00S" calcext:value-type="time">
            <text:p>09:25:00</text:p>
          </table:table-cell>
          <table:table-cell office:value-type="string" calcext:value-type="string">
            <text:p>Basic Python Syntax and Variables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9" table:formula="of:=[.A6]+([.C6]/24/60)" office:value-type="time" office:time-value="PT09H50M00S" calcext:value-type="time">
            <text:p>09:50:00</text:p>
          </table:table-cell>
          <table:table-cell office:value-type="string" calcext:value-type="string">
            <text:p>Data Types in Python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7]+([.C7]/24/60)" office:value-type="time" office:time-value="PT10H10M00S" calcext:value-type="time">
            <text:p>10:10:00</text:p>
          </table:table-cell>
          <table:table-cell office:value-type="string" calcext:value-type="string">
            <text:p>Built-in Functions, Help and Documentation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7" table:formula="of:=[.A8]+([.C8]/24/60)" office:value-type="time" office:time-value="PT10H45M00S" calcext:value-type="time">
            <text:p>10:45:00</text:p>
          </table:table-cell>
          <table:table-cell table:style-name="ce3" office:value-type="string" calcext:value-type="string">
            <text:p>COFFEE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(inc. group discussions)</text:p>
          </table:table-cell>
          <table:table-cell table:style-name="ce5" table:number-columns-repeated="1022"/>
        </table:table-row>
        <table:table-row table:style-name="ro1">
          <table:table-cell table:style-name="ce9" table:formula="of:=[.A9]+([.C9]/24/60)" office:value-type="time" office:time-value="PT11H15M00S" calcext:value-type="time">
            <text:p>11:15:00</text:p>
          </table:table-cell>
          <table:table-cell office:value-type="string" calcext:value-type="string">
            <text:p>The Python list Data Type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11]+([.C11]/24/60)" office:value-type="time" office:time-value="PT11H35M00S" calcext:value-type="time">
            <text:p>11:35:00</text:p>
          </table:table-cell>
          <table:table-cell office:value-type="string" calcext:value-type="string">
            <text:p>Loops in Python (for and while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9" table:formula="of:=[.A12]+([.C12]/24/60)" office:value-type="time" office:time-value="PT12H00M00S" calcext:value-type="time">
            <text:p>12:00:00</text:p>
          </table:table-cell>
          <table:table-cell office:value-type="string" calcext:value-type="string">
            <text:p>Python Conditionals (if Statements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9" table:formula="of:=[.A13]+([.C13]/24/60)" office:value-type="time" office:time-value="PT12H25M00S" calcext:value-type="time">
            <text:p>12:25:00</text:p>
          </table:table-cell>
          <table:table-cell office:value-type="string" calcext:value-type="string">
            <text:p>Writing Your Own Function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7" table:formula="of:=[.A14]+([.C14]/24/60)" office:value-type="time" office:time-value="PT12H45M00S" calcext:value-type="time">
            <text:p>12:45:00</text:p>
          </table:table-cell>
          <table:table-cell table:style-name="ce3" office:value-type="string" calcext:value-type="string">
            <text:p>LUNCH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(inc. group discussions)</text:p>
          </table:table-cell>
          <table:table-cell table:style-name="ce5" table:number-columns-repeated="1022"/>
        </table:table-row>
        <table:table-row table:style-name="ro1">
          <table:table-cell table:style-name="ce10" table:formula="of:=[.A15]+([.C15]/24/60)" office:value-type="time" office:time-value="PT13H30M00S" calcext:value-type="time">
            <text:p>13:30:00</text:p>
          </table:table-cell>
          <table:table-cell table:style-name="ce11" office:value-type="string" calcext:value-type="string">
            <text:p>Q&amp;A</text:p>
          </table:table-cell>
          <table:table-cell table:style-name="ce13" office:value-type="float" office:value="10" calcext:value-type="float">
            <text:p>10</text:p>
          </table:table-cell>
          <table:table-cell table:style-name="ce5" table:number-columns-repeated="1021"/>
        </table:table-row>
        <table:table-row table:style-name="ro1">
          <table:table-cell table:style-name="ce9" table:formula="of:=[.A17]+([.C17]/24/60)" office:value-type="time" office:time-value="PT13H40M00S" calcext:value-type="time">
            <text:p>13:40:00</text:p>
          </table:table-cell>
          <table:table-cell office:value-type="string" calcext:value-type="string">
            <text:p>Python Modules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9" table:formula="of:=[.A18]+([.C18]/24/60)" office:value-type="time" office:time-value="PT13H50M00S" calcext:value-type="time">
            <text:p>13:50:00</text:p>
          </table:table-cell>
          <table:table-cell office:value-type="string" calcext:value-type="string">
            <text:p>Python Modules – NumPy and SciPy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19]+([.C19]/24/60)" office:value-type="time" office:time-value="PT14H10M00S" calcext:value-type="time">
            <text:p>14:10:00</text:p>
          </table:table-cell>
          <table:table-cell office:value-type="string" calcext:value-type="string">
            <text:p>Python Modules – panda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20]+([.C20]/24/60)" office:value-type="time" office:time-value="PT14H30M00S" calcext:value-type="time">
            <text:p>14:30:00</text:p>
          </table:table-cell>
          <table:table-cell office:value-type="string" calcext:value-type="string">
            <text:p>Python Modules – matplotlib and Seaborn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7" table:formula="of:=[.A21]+([.C21]/24/60)" office:value-type="time" office:time-value="PT14H50M00S" calcext:value-type="time">
            <text:p>14:50:00</text:p>
          </table:table-cell>
          <table:table-cell table:style-name="ce3" office:value-type="string" calcext:value-type="string">
            <text:p>COFFEE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(inc. group discussions)</text:p>
          </table:table-cell>
          <table:table-cell table:style-name="ce5" table:number-columns-repeated="1022"/>
        </table:table-row>
        <table:table-row table:style-name="ro1">
          <table:table-cell table:style-name="ce9" table:formula="of:=[.A22]+([.C22]/24/60)" office:value-type="time" office:time-value="PT15H20M00S" calcext:value-type="time">
            <text:p>15:20:00</text:p>
          </table:table-cell>
          <table:table-cell office:value-type="string" calcext:value-type="string">
            <text:p>Own Data Workshop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9" table:formula="of:=[.A24]+([.C24]/24/60)" office:value-type="time" office:time-value="PT16H20M00S" calcext:value-type="time">
            <text:p>16:20:00</text:p>
          </table:table-cell>
          <table:table-cell office:value-type="string" calcext:value-type="string">
            <text:p>Where to go now?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7" table:formula="of:=[.A25]+([.C25]/24/60)" office:value-type="time" office:time-value="PT16H30M00S" calcext:value-type="time">
            <text:p>16:30:00</text:p>
          </table:table-cell>
          <table:table-cell table:style-name="ce3" office:value-type="string" calcext:value-type="string">
            <text:p>END</text:p>
          </table:table-cell>
          <table:table-cell table:style-name="ce5"/>
          <table:table-cell table:number-columns-repeated="1021"/>
        </table:table-row>
        <table:table-row table:style-name="ro1" table:number-rows-repeated="9">
          <table:table-cell table:style-name="ce9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1:01:04.509360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 Nelson</meta:initial-creator>
    <meta:creation-date>2019-03-19T16:19:20.730686023</meta:creation-date>
    <dc:date>2019-07-31T11:37:10.072606440</dc:date>
    <dc:creator>Chas Nelson</dc:creator>
    <meta:editing-duration>P2DT4H25M12S</meta:editing-duration>
    <meta:editing-cycles>7</meta:editing-cycles>
    <meta:generator>LibreOffice/6.2.5.2$Linux_X86_64 LibreOffice_project/20$Build-2</meta:generator>
    <meta:document-statistic meta:table-count="1" meta:cell-count="69" meta:object-count="0"/>
  </office:meta>
</office:document-meta>
</file>